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</style:style>
    <style:style style:name="ce18" style:family="table-cell" style:parent-style-name="Default">
      <style:text-properties fo:color="#000000"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824.66pt" svg:y="1.59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7.04pt" svg:height="426.39pt" svg:x="859.55pt" svg:y="529.6pt">
            <draw:object draw:notify-on-update-of-ranges="Sheet1.A25:Sheet1.A25 Sheet1.A26:Sheet1.A26 Sheet1.A27:Sheet1.A27 Sheet1.A28:Sheet1.A28 Sheet1.A29:Sheet1.A29 Sheet1.A30:Sheet1.A30 Sheet1.A31:Sheet1.A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table:style-name="ce18" office:value-type="float" office:value="0.67" calcext:value-type="float">
            <text:p>0.67</text:p>
          </table:table-cell>
          <table:table-cell table:style-name="ce18" office:value-type="float" office:value="0.16" calcext:value-type="float">
            <text:p>0.1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table:style-name="ce18" office:value-type="float" office:value="0.68" calcext:value-type="float">
            <text:p>0.68</text:p>
          </table:table-cell>
          <table:table-cell table:style-name="ce18"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6" office:value-type="string" calcext:value-type="string">
            <text:p>VGG16 + NN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</table:table-row>
        <table:table-row table:style-name="ro1">
          <table:table-cell table:style-name="ce3" office:value-type="string" calcext:value-type="string">
            <text:p>Two Sigmoid hidden layers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6" office:value-type="string" calcext:value-type="string">
            <text:p>Two TanH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wo ReLU + TanH hidden layers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ne Sigmoid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8" office:value-type="string" calcext:value-type="string">
            <text:p>Two TanH hidden layers, trained 100 epoch with tuned dataset: 476 train data, 47 fest data (transformed)</text:p>
          </table:table-cell>
          <table:table-cell table:style-name="ce8"/>
          <table:table-cell table:style-name="ce4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oom in 10%</text:p>
          </table:table-cell>
          <table:table-cell table:style-name="ce3"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table:style-name="ce10" table:formula="of:=AVERAGE([.B36:.D36])" office:value-type="float" office:value="0.726666666666667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30%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72" calcext:value-type="float">
            <text:p>0.72</text:p>
          </table:table-cell>
          <table:table-cell table:style-name="ce10" table:formula="of:=AVERAGE([.B37:.D37])" office:value-type="float" office:value="0.706666666666667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50%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table:style-name="ce10" table:formula="of:=AVERAGE([.B38:.D38])"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90°</text:span>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table:style-name="ce10" table:formula="of:=AVERAGE([.B39:.D39])" office:value-type="float" office:value="0.523333333333333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180°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table:style-name="ce10" table:formula="of:=AVERAGE([.B40:.D40])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ate 270°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style-name="ce10" table:formula="of:=AVERAGE([.B41:.D41])" office:value-type="float" office:value="0.466666666666667" calcext:value-type="float">
            <text:p>0.4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verage</text:p>
          </table:table-cell>
          <table:table-cell table:style-name="ce9" table:number-columns-repeated="3"/>
          <table:table-cell table:style-name="ce11" table:formula="of:=AVERAGE([.E36:.E41])" office:value-type="float" office:value="0.622222222222222" calcext:value-type="float">
            <text:p>0.6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8" office:value-type="string" calcext:value-type="string">
            <text:p>Two TanH hidden layers, trained 100 epoch with tuned dataset: 476 train data, 47 fest data (transformed)</text:p>
          </table:table-cell>
          <table:table-cell table:style-name="ce8"/>
          <table:table-cell table:style-name="ce4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oom in 10%</text:p>
          </table:table-cell>
          <table:table-cell table:style-name="ce3"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table:style-name="ce10" table:formula="of:=AVERAGE([.B47:.D47])" office:value-type="float" office:value="0.72666666666666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Zoom in 20%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61" calcext:value-type="float">
            <text:p>0.61</text:p>
          </table:table-cell>
          <table:table-cell table:style-name="ce14" office:value-type="float" office:value="0.72" calcext:value-type="float">
            <text:p>0.72</text:p>
          </table:table-cell>
          <table:table-cell table:style-name="ce17" table:formula="of:=AVERAGE([.B48:.D48])" office:value-type="float" office:value="0.676666666666667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30%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72" calcext:value-type="float">
            <text:p>0.72</text:p>
          </table:table-cell>
          <table:table-cell table:style-name="ce10" table:formula="of:=AVERAGE([.B49:.D49])" office:value-type="float" office:value="0.706666666666667" calcext:value-type="float">
            <text:p>0.7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Zoom in 40%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64" calcext:value-type="float">
            <text:p>0.64</text:p>
          </table:table-cell>
          <table:table-cell table:style-name="ce14" office:value-type="float" office:value="0.7" calcext:value-type="float">
            <text:p>0.7</text:p>
          </table:table-cell>
          <table:table-cell table:style-name="ce17" table:formula="of:=AVERAGE([.B50:.D50])"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50%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table:style-name="ce10" table:formula="of:=AVERAGE([.B51:.D51])" office:value-type="float" office:value="0.68" calcext:value-type="float">
            <text:p>0.6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<text:span text:style-name="T1">Rotate 15°</text:span></text:p>
          </table:table-cell>
          <table:table-cell table:number-columns-repeated="2" table:style-name="ce14" office:value-type="float" office:value="0.49" calcext:value-type="float">
            <text:p>0.49</text:p>
          </table:table-cell>
          <table:table-cell table:style-name="ce14" office:value-type="float" office:value="0.47" calcext:value-type="float">
            <text:p>0.47</text:p>
          </table:table-cell>
          <table:table-cell table:style-name="ce17" table:formula="of:=AVERAGE([.B52:.D52])" office:value-type="float" office:value="0.483333333333333" calcext:value-type="float">
            <text:p>0.4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<text:span text:style-name="T1">Rotate 45°</text:span>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49" calcext:value-type="float">
            <text:p>0.49</text:p>
          </table:table-cell>
          <table:table-cell table:style-name="ce14" office:value-type="float" office:value="0.38" calcext:value-type="float">
            <text:p>0.38</text:p>
          </table:table-cell>
          <table:table-cell table:style-name="ce17" table:formula="of:=AVERAGE([.B53:.D53])" office:value-type="float" office:value="0.403333333333333" calcext:value-type="float">
            <text:p>0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Rotate 90°</text:span>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table:style-name="ce10" table:formula="of:=AVERAGE([.B54:.D54])" office:value-type="float" office:value="0.523333333333333" calcext:value-type="float">
            <text:p>0.52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<text:span text:style-name="T1">Rotate 135°</text:span>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3" calcext:value-type="float">
            <text:p>0.53</text:p>
          </table:table-cell>
          <table:table-cell table:style-name="ce14" office:value-type="float" office:value="0.45" calcext:value-type="float">
            <text:p>0.45</text:p>
          </table:table-cell>
          <table:table-cell table:style-name="ce17" table:formula="of:=AVERAGE([.B55:.D55])" office:value-type="float" office:value="0.46" calcext:value-type="float">
            <text:p>0.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Rotate 180°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table:style-name="ce10" table:formula="of:=AVERAGE([.B56:.D56])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ate 270°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style-name="ce10" table:formula="of:=AVERAGE([.B57:.D57])" office:value-type="float" office:value="0.466666666666667" calcext:value-type="float">
            <text:p>0.4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E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09:13:07.480475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7T10:50:24.636399789</dc:date>
    <meta:editing-duration>PT18H27M22S</meta:editing-duration>
    <meta:editing-cycles>27</meta:editing-cycles>
    <meta:generator>LibreOffice/6.0.1.1$Linux_X86_64 LibreOffice_project/60bfb1526849283ce2491346ed2aa51c465abfe6</meta:generator>
    <meta:document-statistic meta:table-count="1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svg:x="7.291cm" svg:y="15.869cm" style:legend-expansion="custom" chartooo:width="5.8cm" chartooo:height="0.598cm" style:legend-expansion-aspect-ratio="9.69899665551839" chart:style-name="ch4"/>
        <chart:plot-area chart:style-name="ch5" table:cell-range-address="Sheet1.A3:Sheet1.B20 Sheet1.D3:Sheet1.D20 Sheet1.F3:Sheet1.G20" chart:data-source-has-labels="both" svg:x="0.312cm" svg:y="2.64cm" svg:width="19.513cm" svg:height="12.14cm">
          <chartooo:coordinate-region svg:x="5.722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49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DecisionTree</text:p>
                <draw:g>
                  <svg:desc>Sheet1.A3:Sheet1.A20</svg:desc>
                </draw:g>
              </table:table-cell>
              <table:table-cell office:value-type="float" office:value="0.53">
                <text:p>0.53</text:p>
                <draw:g>
                  <svg:desc>Sheet1.D3:Sheet1.D20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48">
                <text:p>0.48</text:p>
                <draw:g>
                  <svg:desc>Sheet1.B3:Sheet1.B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upper-range="Sheet1.C25:Sheet1.C25 Sheet1.E25:Sheet1.E25 Sheet1.G25:Sheet1.G25" chart:error-lower-range="Sheet1.C25:Sheet1.C25 Sheet1.E25:Sheet1.E25 Sheet1.G25:Sheet1.G2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Sheet1.C26:Sheet1.C26 Sheet1.E26:Sheet1.E26 Sheet1.G26:Sheet1.G26" chart:error-lower-range="Sheet1.C26:Sheet1.C26 Sheet1.E26:Sheet1.E26 Sheet1.G26:Sheet1.G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upper-range="Sheet1.C30:Sheet1.C30 Sheet1.E30:Sheet1.E30 Sheet1.G30:Sheet1.G30" chart:error-lower-range="Sheet1.C30:Sheet1.C30 Sheet1.E30:Sheet1.E30 Sheet1.G30:Sheet1.G3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1cm" svg:height="15.043cm" xlink:href=".." xlink:type="simple" chart:class="chart:line" chart:style-name="ch1">
        <chart:title svg:x="5.155cm" svg:y="0.435cm" chart:style-name="ch2">
          <text:p>VGG16 Batik Classifiers Accuracy</text:p>
        </chart:title>
        <chart:subtitle svg:x="3.493cm" svg:y="1.588cm" chart:style-name="ch3">
          <text:p>Cross validation (k = 7) on tuned 5 classes dataset (523 images)</text:p>
        </chart:subtitle>
        <chart:legend chart:legend-position="bottom" svg:x="3.435cm" svg:y="12.95cm" style:legend-expansion="wide" chart:style-name="ch4"/>
        <chart:plot-area chart:style-name="ch5" table:cell-range-address="Sheet1.B23:Sheet1.B23 Sheet1.D23:Sheet1.D23 Sheet1.F23:Sheet1.F23 Sheet1.H23:Sheet1.H23 Sheet1.A25:Sheet1.B31 Sheet1.D25:Sheet1.D31 Sheet1.F25:Sheet1.F31 Sheet1.H25:Sheet1.H31" chart:data-source-has-labels="both" svg:x="1.375cm" svg:y="2.571cm" svg:width="16.502cm" svg:height="8.914cm">
          <chartooo:coordinate-region svg:x="2.287cm" svg:y="2.77cm" svg:width="15.31cm" svg:height="8.068cm"/>
          <chart:axis chart:dimension="x" chart:name="primary-x" chart:style-name="ch6" chartooo:axis-type="auto">
            <chartooo:date-scale/>
            <chart:title svg:x="9.026cm" svg:y="11.785cm" chart:style-name="ch7">
              <text:p>Epochs</text:p>
            </chart:title>
            <chart:categories table:cell-range-address="Sheet1.B23:Sheet1.B23 Sheet1.D23:Sheet1.D23 Sheet1.F23:Sheet1.F23 Sheet1.H23:Sheet1.H23"/>
          </chart:axis>
          <chart:axis chart:dimension="y" chart:name="primary-y" chart:style-name="ch8">
            <chart:title svg:x="0.451cm" svg:y="7.747cm" chart:style-name="ch9">
              <text:p>Accuracy</text:p>
            </chart:title>
            <chart:grid chart:style-name="ch10" chart:class="major"/>
          </chart:axis>
          <chart:series chart:style-name="ch11" chart:values-cell-range-address="Sheet1.B25:Sheet1.B25 Sheet1.D25:Sheet1.D25 Sheet1.F25:Sheet1.F25 Sheet1.H25:Sheet1.H25" chart:label-cell-address="Sheet1.A25:Sheet1.A25" chart:class="chart:line">
            <chart:data-point chart:repeated="4"/>
          </chart:series>
          <chart:series chart:style-name="ch12" chart:values-cell-range-address="Sheet1.B26:Sheet1.B26 Sheet1.D26:Sheet1.D26 Sheet1.F26:Sheet1.F26 Sheet1.H26:Sheet1.H26" chart:label-cell-address="Sheet1.A26:Sheet1.A26" chart:class="chart:line">
            <chart:data-point chart:repeated="4"/>
          </chart:series>
          <chart:series chart:style-name="ch13" chart:values-cell-range-address="Sheet1.B27:Sheet1.B27 Sheet1.D27:Sheet1.D27 Sheet1.F27:Sheet1.F27 Sheet1.H27:Sheet1.H27" chart:label-cell-address="Sheet1.A27:Sheet1.A27" chart:class="chart:line">
            <chart:data-point chart:repeated="4"/>
          </chart:series>
          <chart:series chart:style-name="ch14" chart:values-cell-range-address="Sheet1.B28:Sheet1.B28 Sheet1.D28:Sheet1.D28 Sheet1.F28:Sheet1.F28 Sheet1.H28:Sheet1.H28" chart:label-cell-address="Sheet1.A28:Sheet1.A28" chart:class="chart:line">
            <chart:data-point chart:repeated="4"/>
          </chart:series>
          <chart:series chart:style-name="ch15" chart:values-cell-range-address="Sheet1.B29:Sheet1.B29 Sheet1.D29:Sheet1.D29 Sheet1.F29:Sheet1.F29 Sheet1.H29:Sheet1.H29" chart:label-cell-address="Sheet1.A29:Sheet1.A29" chart:class="chart:line">
            <chart:data-point chart:repeated="4"/>
          </chart:series>
          <chart:series chart:style-name="ch16" chart:values-cell-range-address="Sheet1.B30:Sheet1.B30 Sheet1.D30:Sheet1.D30 Sheet1.F30:Sheet1.F30 Sheet1.H30:Sheet1.H30" chart:label-cell-address="Sheet1.A30:Sheet1.A30" chart:class="chart:line">
            <chart:data-point chart:repeated="4"/>
          </chart:series>
          <chart:series chart:style-name="ch17" chart:values-cell-range-address="Sheet1.B31:Sheet1.B31 Sheet1.D31:Sheet1.D31 Sheet1.F31:Sheet1.F31 Sheet1.H31:Sheet1.H31" chart:label-cell-address="Sheet1.A31:Sheet1.A3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23:Sheet1.B23 Sheet1.D23:Sheet1.D23 Sheet1.F23:Sheet1.F23 Sheet1.H23:Sheet1.H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Two Sigmoid hidden layers</text:p>
                <draw:g>
                  <svg:desc>Sheet1.A25:Sheet1.A25</svg:desc>
                </draw:g>
              </table:table-cell>
              <table:table-cell office:value-type="float" office:value="0.62">
                <text:p>0.62</text:p>
                <draw:g>
                  <svg:desc>Sheet1.B25:Sheet1.B25 Sheet1.D25:Sheet1.D25 Sheet1.F25:Sheet1.F25 Sheet1.H25:Sheet1.H25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hidden layers</text:p>
                <draw:g>
                  <svg:desc>Sheet1.A26:Sheet1.A26</svg:desc>
                </draw:g>
              </table:table-cell>
              <table:table-cell office:value-type="float" office:value="0.67">
                <text:p>0.67</text:p>
                <draw:g>
                  <svg:desc>Sheet1.B26:Sheet1.B26 Sheet1.D26:Sheet1.D26 Sheet1.F26:Sheet1.F26 Sheet1.H26:Sheet1.H26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wo TanH hidden layers</text:p>
                <draw:g>
                  <svg:desc>Sheet1.A27:Sheet1.A27</svg:desc>
                </draw:g>
              </table:table-cell>
              <table:table-cell office:value-type="float" office:value="0.67">
                <text:p>0.67</text:p>
                <draw:g>
                  <svg:desc>Sheet1.B27:Sheet1.B27 Sheet1.D27:Sheet1.D27 Sheet1.F27:Sheet1.F27 Sheet1.H27:Sheet1.H27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+ TanH hidden layers</text:p>
                <draw:g>
                  <svg:desc>Sheet1.A28:Sheet1.A28</svg:desc>
                </draw:g>
              </table:table-cell>
              <table:table-cell office:value-type="float" office:value="0.68">
                <text:p>0.68</text:p>
                <draw:g>
                  <svg:desc>Sheet1.B28:Sheet1.B28 Sheet1.D28:Sheet1.D28 Sheet1.F28:Sheet1.F28 Sheet1.H28:Sheet1.H28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One Sigmoid hidden layer</text:p>
                <draw:g>
                  <svg:desc>Sheet1.A29:Sheet1.A29</svg:desc>
                </draw:g>
              </table:table-cell>
              <table:table-cell office:value-type="float" office:value="0.67">
                <text:p>0.67</text:p>
                <draw:g>
                  <svg:desc>Sheet1.B29:Sheet1.B29 Sheet1.D29:Sheet1.D29 Sheet1.F29:Sheet1.F29 Sheet1.H29:Sheet1.H29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ReLU hidden layer</text:p>
                <draw:g>
                  <svg:desc>Sheet1.A30:Sheet1.A30</svg:desc>
                </draw:g>
              </table:table-cell>
              <table:table-cell office:value-type="float" office:value="0.67">
                <text:p>0.67</text:p>
                <draw:g>
                  <svg:desc>Sheet1.B30:Sheet1.B30 Sheet1.D30:Sheet1.D30 Sheet1.F30:Sheet1.F30 Sheet1.H30:Sheet1.H3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One TanH hidden layer</text:p>
                <draw:g>
                  <svg:desc>Sheet1.A31:Sheet1.A31</svg:desc>
                </draw:g>
              </table:table-cell>
              <table:table-cell office:value-type="float" office:value="0.69">
                <text:p>0.69</text:p>
                <draw:g>
                  <svg:desc>Sheet1.B31:Sheet1.B31 Sheet1.D31:Sheet1.D31 Sheet1.F31:Sheet1.F31 Sheet1.H31:Sheet1.H31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